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-MUSEUM</text:p>
          </table:table-cell>
          <table:table-cell table:style-name="ce1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table:style-name="ce2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2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2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2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6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6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74.7" calcext:value-type="float">
            <text:p>74.7</text:p>
          </table:table-cell>
          <table:table-cell office:value-type="float" office:value="30.942" calcext:value-type="float">
            <text:p>30.942</text:p>
          </table:table-cell>
          <table:table-cell table:style-name="ce2" office:value-type="float" office:value="30.88" calcext:value-type="float">
            <text:p>30.88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35.27" calcext:value-type="float">
            <text:p>35.27</text:p>
          </table:table-cell>
          <table:table-cell office:value-type="float" office:value="37.228" calcext:value-type="float">
            <text:p>37.228</text:p>
          </table:table-cell>
          <table:table-cell table:style-name="ce6" office:value-type="float" office:value="71.861" calcext:value-type="float">
            <text:p>71.861</text:p>
          </table:table-cell>
          <table:table-cell/>
          <table:table-cell table:style-name="ce6"/>
          <table:table-cell office:value-type="float" office:value="24.343" calcext:value-type="float">
            <text:p>24.343</text:p>
          </table:table-cell>
          <table:table-cell table:style-name="ce6"/>
          <table:table-cell/>
          <table:table-cell table:style-name="ce4"/>
          <table:table-cell table:style-name="ce6" office:value-type="float" office:value="44" calcext:value-type="float">
            <text:p>44</text:p>
          </table:table-cell>
          <table:table-cell/>
          <table:table-cell table:style-name="ce6" office:value-type="float" office:value="25.513" calcext:value-type="float">
            <text:p>25.513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 office:value-type="float" office:value="82.056" calcext:value-type="float">
            <text:p>82.056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56.3" calcext:value-type="float">
            <text:p>56.3</text:p>
          </table:table-cell>
          <table:table-cell table:style-name="ce5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45.44" calcext:value-type="float">
            <text:p>45.44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88.003" calcext:value-type="float">
            <text:p>88.003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60" calcext:value-type="float">
            <text:p>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44.61" calcext:value-type="float">
            <text:p>44.61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" office:value-type="float" office:value="97.29" calcext:value-type="float">
            <text:p>97.29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68.763" calcext:value-type="float">
            <text:p>68.763</text:p>
          </table:table-cell>
          <table:table-cell/>
          <table:table-cell table:style-name="ce6"/>
          <table:table-cell office:value-type="float" office:value="70.634" calcext:value-type="float">
            <text:p>70.634</text:p>
          </table:table-cell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77.487" calcext:value-type="float">
            <text:p>77.487</text:p>
          </table:table-cell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1" calcext:value-type="float">
            <text:p>101</text:p>
          </table:table-cell>
          <table:table-cell table:number-columns-repeated="7"/>
          <table:table-cell table:style-name="ce4"/>
          <table:table-cell office:value-type="float" office:value="59.273" calcext:value-type="float">
            <text:p>59.273</text:p>
          </table:table-cell>
          <table:table-cell table:number-columns-repeated="7"/>
          <table:table-cell table:style-name="ce4"/>
          <table:table-cell office:value-type="float" office:value="41.33" calcext:value-type="float">
            <text:p>41.33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office:value-type="float" office:value="62.66" calcext:value-type="float">
            <text:p>62.66</text:p>
          </table:table-cell>
          <table:table-cell table:number-columns-repeated="7"/>
          <table:table-cell table:style-name="ce4"/>
          <table:table-cell office:value-type="float" office:value="46.157" calcext:value-type="float">
            <text:p>46.15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office:value-type="float" office:value="65.3" calcext:value-type="float">
            <text:p>65.3</text:p>
          </table:table-cell>
          <table:table-cell table:number-columns-repeated="7"/>
          <table:table-cell table:style-name="ce4"/>
          <table:table-cell office:value-type="float" office:value="50.839" calcext:value-type="float">
            <text:p>50.839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office:value-type="float" office:value="68.53" calcext:value-type="float">
            <text:p>68.53</text:p>
          </table:table-cell>
          <table:table-cell table:number-columns-repeated="7"/>
          <table:table-cell table:style-name="ce4"/>
          <table:table-cell office:value-type="float" office:value="56.35" calcext:value-type="float">
            <text:p>56.35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104854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2:21:59.938723813</meta:creation-date>
    <dc:date>2023-09-27T00:13:11.670410541</dc:date>
    <meta:editing-duration>PT1H11M48S</meta:editing-duration>
    <meta:editing-cycles>6</meta:editing-cycles>
    <meta:generator>LibreOffice/7.3.7.2$Linux_X86_64 LibreOffice_project/30$Build-2</meta:generator>
    <meta:document-statistic meta:table-count="1" meta:cell-count="164" meta:object-count="0"/>
  </office:meta>
</office:document-meta>
</file>